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B7DEE8"/>
    </style:style>
    <style:style style:name="ce4" style:family="table-cell" style:parent-style-name="Default" style:data-style-name="N0">
      <style:text-properties fo:color="#FFFF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22"/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0"/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88395833333333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3.78354166666667cm"/>
    </style:style>
    <style:style style:name="co15" style:family="table-column">
      <style:table-column-properties fo:break-before="auto" style:column-width="2.98979166666667cm"/>
    </style:style>
    <style:style style:name="co16" style:family="table-column">
      <style:table-column-properties fo:break-before="auto" style:column-width="3.96875cm" style:use-optimal-column-width="true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4.445cm"/>
    </style:style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2.24895833333333cm"/>
    </style:style>
    <style:style style:name="co22" style:family="table-column">
      <style:table-column-properties fo:break-before="auto" style:column-width="4.47145833333333cm"/>
    </style:style>
    <style:style style:name="co23" style:family="table-column">
      <style:table-column-properties fo:break-before="auto" style:column-width="3.04270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00-lineimg2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42343203" table:style-name="ce1">
            <text:p>42343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80" table:style-name="ce1"/>
        </table:table-row>
        <table:table-row table:style-name="ro1">
          <table:table-cell office:value-type="float" office:value="666631" table:style-name="ce1">
            <text:p>66663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4324431544" table:style-name="ce1">
            <text:p>5.2432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53341555" table:style-name="ce1">
            <text:p>465334155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54255" table:style-name="ce1">
            <text:p>33542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.5333647555444403E+17" table:style-name="ce1">
            <text:p>6.5333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75540" table:style-name="ce1">
            <text:p>75540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2222" table:style-name="ce1">
            <text:p>3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62643" table:style-name="ce1">
            <text:p>6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522453" table:style-name="ce1">
            <text:p>32522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41706" table:style-name="ce1">
            <text:p>325417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604" table:style-name="ce1">
            <text:p>234246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LANG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00-lineimg3_png_log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443154" table:style-name="ce1">
            <text:p>62443154</text:p>
          </table:table-cell>
          <table:table-cell office:value-type="string" table:style-name="ce1">
            <text:p>ش</text:p>
          </table:table-cell>
          <table:table-cell table:number-columns-repeated="16382" table:style-name="ce1"/>
        </table:table-row>
        <table:table-row table:style-name="ro1">
          <table:table-cell office:value-type="float" office:value="45346713" table:style-name="ce1">
            <text:p>4534671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ط</text:p>
          </table:table-cell>
          <table:table-cell table:number-columns-repeated="2" table:style-name="ce1"/>
          <table:table-cell office:value-type="string" table:style-name="ce1">
            <text:p>huruf tho' gabung dengan tasydi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4443+03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5746" table:style-name="ce1">
            <text:p>7574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cabangan lam<text:s/></text:p>
          </table:table-cell>
          <table:table-cell table:number-columns-repeated="16379"/>
        </table:table-row>
        <table:table-row table:style-name="ro1">
          <table:table-cell office:value-type="float" office:value="537544440" table:style-name="ce1">
            <text:p>537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+43435256400+4564+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sydid harusnya berada di atas ro'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-4-3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247566" table:style-name="ce1">
            <text:p>5247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337272226" table:style-name="ce1">
            <text:p>443372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255554444446" table:style-name="ce1">
            <text:p>6.25256E+1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anya percabangan dengan alif<text:s/>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25+45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anya tasydid pada huruf lam</text:p>
          </table:table-cell>
          <table:table-cell table:number-columns-repeated="16379"/>
        </table:table-row>
        <table:table-row table:style-name="ro1">
          <table:table-cell office:value-type="float" office:value="33454142162" table:style-name="ce1">
            <text:p>3345414216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527" table:style-name="ce1">
            <text:p>452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3624714" table:style-name="ce1">
            <text:p>44362471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734722624-04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ل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float" office:value="24653" table:style-name="ce1">
            <text:p>24653</text:p>
          </table:table-cell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54-4+4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43+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45-442</text:p>
          </table:table-cell>
          <table:table-cell office:value-type="string" table:style-name="ce1">
            <text:p>ب</text:p>
          </table:table-cell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0-lineimg4_png_log" table:style-name="ta2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444+3233213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540035" table:style-name="ce1">
            <text:p>234245400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1543+33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322332415" table:style-name="ce1">
            <text:p>232233241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.32535346754444E+17" table:style-name="ce1">
            <text:p>2.32535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52435" table:style-name="ce4">
            <text:p>4352435</text:p>
          </table:table-cell>
          <table:table-cell office:value-type="string" table:style-name="ce1">
            <text:p>ع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107216333355440" table:style-name="ce5">
            <text:p>3.10722E+1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ruf pegon lam tergabung dengan sho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753+43+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436 <text:s/>5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3+2644+35+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2335544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2373754444" table:style-name="ce1">
            <text:p>423737544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371" table:style-name="ce6">
            <text:p>12371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5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-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36255342" table:style-name="ce1">
            <text:p>43362553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557" table:style-name="ce1">
            <text:p>70557</text:p>
          </table:table-cell>
          <table:table-cell office:value-type="string" table:style-name="ce1">
            <text:p>tasydid</text:p>
          </table:table-cell>
          <table:table-cell table:number-columns-repeated="16382" table:style-name="ce1"/>
        </table:table-row>
        <table:table-row table:style-name="ro1">
          <table:table-cell office:value-type="float" office:value="7655145443" table:style-name="ce1">
            <text:p>7655145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65" table:style-name="ce1">
            <text:p>66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+25154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5321353" table:style-name="ce1">
            <text:p>3353213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table table:name="p00-lineimg5_png_log" table:style-name="ta1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355735342" table:style-name="ce1">
            <text:p>3557353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da plus nya dihilangkan karena percabangan tasydid harusnya berada di atas ya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56-33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float" office:value="272222223" table:style-name="ce1">
            <text:p>272222223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34524343 20017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float" office:value="424353573" table:style-name="ce1">
            <text:p>424353573</text:p>
          </table:table-cell>
          <table:table-cell office:value-type="string" table:style-name="ce1">
            <text:p>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+5443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35243+4+53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6+555454445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243" table:style-name="ce1">
            <text:p>6243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+22+745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431347575" table:style-name="ce1">
            <text:p>431347575</text:p>
          </table:table-cell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242+421</text:p>
          </table:table-cell>
          <table:table-cell office:value-type="string" table:style-name="ce1">
            <text:p>غ</text:p>
          </table:table-cell>
          <table:table-cell table:number-columns-repeated="16382" table:style-name="ce1"/>
        </table:table-row>
        <table:table-row table:style-name="ro1">
          <table:table-cell office:value-type="float" office:value="455" table:formula="msoxl:=421+34" table:style-name="ce1">
            <text:p>455</text:p>
          </table:table-cell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office:value-type="float" office:value="146453555443" table:style-name="ce1">
            <text:p>1.46454E+11</text:p>
          </table:table-cell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office:value-type="float" office:value="455555332" table:style-name="ce1">
            <text:p>4555553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5555532" table:style-name="ce1">
            <text:p>55555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3214446" table:style-name="ce1">
            <text:p>3214446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-530-34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+5-41+45</text:p>
          </table:table-cell>
          <table:table-cell office:value-type="string" table:style-name="ce1">
            <text:p>م</text:p>
          </table:table-cell>
          <table:table-cell table:number-columns-repeated="2" table:style-name="ce1"/>
          <table:table-cell office:value-type="string" table:style-name="ce1">
            <text:p>titik pada ya' bercabang dengan mim</text:p>
          </table:table-cell>
          <table:table-cell table:number-columns-repeated="16379"/>
        </table:table-row>
        <table:table-row table:style-name="ro1">
          <table:table-cell office:value-type="float" office:value="3322222" table:style-name="ce1">
            <text:p>332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6665140" table:style-name="ce1">
            <text:p>66665140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2233534" table:style-name="ce1">
            <text:p>2233534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26766151424" table:style-name="ce1">
            <text:p>26766151424</text:p>
          </table:table-cell>
          <table:table-cell office:value-type="string" table:style-name="ce1">
            <text:p>ل</text:p>
          </table:table-cell>
          <table:table-cell table:number-columns-repeated="16382"/>
        </table:table-row>
        <table:table-row table:style-name="ro1">
          <table:table-cell office:value-type="float" office:value="1535311172" table:style-name="ce1">
            <text:p>1535311172</text:p>
          </table:table-cell>
          <table:table-cell office:value-type="string" table:style-name="ce1">
            <text:p>ه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p00-lineimg6_png_log" table:style-name="ta1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5365746 <text:s/>03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+0064 <text:s/>45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71131443 322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4445" table:style-name="ce1">
            <text:p>54445</text:p>
          </table:table-cell>
          <table:table-cell office:value-type="string" table:style-name="ce1">
            <text:p>tasydid seharusnya ada di mim</text:p>
          </table:table-cell>
          <table:table-cell table:number-columns-repeated="16377"/>
        </table:table-row>
        <table:table-row table:style-name="ro1">
          <table:table-cell office:value-type="float" office:value="354543534553433" table:style-name="ce1">
            <text:p>3.54544E+1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5553223" table:style-name="ce1">
            <text:p>555532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515154" table:style-name="ce1">
            <text:p>1515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5234535775445" table:style-name="ce1">
            <text:p>5.52345E+1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54444433" table:style-name="ce1">
            <text:p>6.25555E+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+6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3657044" table:style-name="ce1">
            <text:p>336570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41201604" table:style-name="ce1">
            <text:p>24120160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53434305 <text:s/>010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635544432" table:style-name="ce1">
            <text:p>556355444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643" table:style-name="ce1">
            <text:p>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 dihilangkan karena terdapat percabangan dengan al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2+7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566" table:style-name="ce1">
            <text:p>435356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3314" table:style-name="ce1">
            <text:p>4331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2422" table:style-name="ce1">
            <text:p>3424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8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3" table:style-name="ce1">
            <text:p>64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urufnya terputus</text:p>
          </table:table-cell>
          <table:table-cell table:number-columns-repeated="16378"/>
        </table:table-row>
        <table:table-row table:style-name="ro1">
          <table:table-cell office:value-type="float" office:value="55554" table:style-name="ce1">
            <text:p>55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+245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756" table:style-name="ce1">
            <text:p>6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55534322" table:style-name="ce1">
            <text:p>45555343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p00-lineimg7_png_log" table:style-name="ta2">
        <table:table-column table:style-name="co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764355444+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324" table:style-name="ce1">
            <text:p>63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3461444435" table:style-name="ce1">
            <text:p>53461444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223237" table:style-name="ce1">
            <text:p>352232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7667254" table:style-name="ce1">
            <text:p>47667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424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3146321067414" table:style-name="ce1">
            <text:p>1.43146E+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5054" table:style-name="ce1">
            <text:p>7550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55445416" table:style-name="ce1">
            <text:p>375544541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36541243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6557714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2314164" table:style-name="ce1">
            <text:p>442314164</text:p>
          </table:table-cell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54-44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5443364" table:style-name="ce1">
            <text:p>6544336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45440" table:style-name="ce1">
            <text:p>662454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2623236" table:style-name="ce1">
            <text:p>1226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34557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423" table:style-name="ce6">
            <text:p>34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54" table:style-name="ce1">
            <text:p>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+41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24+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3241435543" table:style-name="ce1">
            <text:p>3.43241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5421722" table:style-name="ce1">
            <text:p>354217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p00-lineimg8_png_log" table:style-name="ta2">
        <table:table-column table:style-name="co8" table:default-cell-style-name="ce1"/>
        <table:table-column table:style-name="co2" table:number-columns-repeated="4" table:default-cell-style-name="ce1"/>
        <table:table-column table:style-name="co9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10" table:style-name="ce9">
            <text:p>TIDAK TERBAC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float" office:value="6.4541554443514696E+18" table:style-name="ce1">
            <text:p>6.45416E+18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4545" table:style-name="ce1">
            <text:p>6624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33706" table:style-name="ce1">
            <text:p>222337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4" table:style-name="ce1">
            <text:p>6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444" table:style-name="ce1">
            <text:p>353554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315323+27 1431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234163274544" table:style-name="ce1">
            <text:p>4.23416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5524" table:style-name="ce1">
            <text:p>6255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5266" table:style-name="ce1">
            <text:p>225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43364556403" table:style-name="ce1">
            <text:p>5.43365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222224" table:style-name="ce1">
            <text:p>2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+24443+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5555534242173" table:style-name="ce1">
            <text:p>5.55553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number-columns-spanned="1" table:number-rows-spanned="2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4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42+444354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45725454" table:style-name="ce1">
            <text:p>4.3534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+5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00-lineimg9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 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3555531432" table:style-name="ce1">
            <text:p>4.53556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743+740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4433524" table:style-name="ce1">
            <text:p>5443352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624" table:style-name="ce1">
            <text:p>6266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7244" table:style-name="ce1">
            <text:p>4363472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.22203365554544E+17" table:style-name="ce1">
            <text:p>2.22203E+17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232" table:style-name="ce1">
            <text:p>64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35223753" table:style-name="ce1">
            <text:p>34352237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57753014" table:style-name="ce1">
            <text:p>4.36346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21336" table:style-name="ce1">
            <text:p>3.53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555422" table:style-name="ce1">
            <text:p>45554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02433676-4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3441414325" table:style-name="ce1">
            <text:p>4344141432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45444440420140" table:style-name="ce1">
            <text:p>4.54544E+1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ta' hilang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p00-lineimg10_png_log" table:style-name="ta1">
        <table:table-column table:style-name="co10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76366666667" table:style-name="ce1">
            <text:p>76366666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43434313+35455 <text:s/>203133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+0544444</text:p>
          </table:table-cell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5344 <text:s/>0021313+6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54+53437 <text:s/>+55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65" table:style-name="ce1">
            <text:p>662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442" table:style-name="ce1">
            <text:p>4444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02222" table:style-name="ce1">
            <text:p>1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3662554" table:style-name="ce1">
            <text:p>736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3372" table:style-name="ce1">
            <text:p>233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4737466701" table:style-name="ce1">
            <text:p>3.54737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.3457343205555501E+17" table:style-name="ce1">
            <text:p>5.34573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11122" table:style-name="ce1">
            <text:p>111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6554432364" table:style-name="ce1">
            <text:p>6.46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41033" table:style-name="ce1">
            <text:p>62555410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3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00-lineimg11_png_log" table:style-name="ta1">
        <table:table-column table:style-name="co11" table:default-cell-style-name="ce1"/>
        <table:table-column table:style-name="co2" table:number-columns-repeated="4" table:default-cell-style-name="ce1"/>
        <table:table-column table:style-name="co12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331403356744" table:style-name="ce1">
            <text:p>4.13314E+1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52332325" table:style-name="ce1">
            <text:p>43523323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61544363" table:style-name="ce1">
            <text:p>76154436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144-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46665" table:style-name="ce1">
            <text:p>46466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523" table:style-name="ce1">
            <text:p>65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453" table:style-name="ce1">
            <text:p>64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43" table:style-name="ce1">
            <text:p>5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2+7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+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52416" table:style-name="ce1">
            <text:p>555241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4522623" table:style-name="ce1">
            <text:p>3445226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320" table:style-name="ce1">
            <text:p>32532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+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 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+452+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11">
            <text:p>anotasi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00-lineimg12_png_log" table:style-name="ta1">
        <table:table-column table:style-name="co1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341570" table:style-name="ce1">
            <text:p>66434157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46061435472+7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645745434 <text:s/>03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342634 <text:s/>32242+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+74544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2413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744342253+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13552173" table:style-name="ce1">
            <text:p>421355217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363+434277400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456056" table:style-name="ce1">
            <text:p>64560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+76513356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3645567311" table:style-name="ce1">
            <text:p>4.25365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4436217" table:style-name="ce1">
            <text:p>4443621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755741434" table:style-name="ce1">
            <text:p>4755741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143253" table:style-name="ce1">
            <text:p>42514325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7" table:style-name="ce1">
            <text:p>6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+433 <text:s/>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graph wau terputus</text:p>
          </table:table-cell>
          <table:table-cell table:number-columns-repeated="16378"/>
        </table:table-row>
        <table:table-row table:style-name="ro1">
          <table:table-cell office:value-type="float" office:value="4435245205" table:style-name="ce1">
            <text:p>443524520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13136337375 <text:s/>341434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222333-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0-lineimg15_png_log" table:style-name="ta1">
        <table:table-column table:style-name="co1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756474457013" table:style-name="ce1">
            <text:p>7.5647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6466425" table:style-name="ce1">
            <text:p>44646642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string" table:style-name="ce1">
            <text:p>tasydid</text:p>
          </table:table-cell>
          <table:table-cell table:number-columns-repeated="16377"/>
        </table:table-row>
        <table:table-row table:style-name="ro1">
          <table:table-cell office:value-type="float" office:value="2.4364570575344499E+17" table:style-name="ce1">
            <text:p>2.4364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424643434" table:style-name="ce1">
            <text:p>3342464343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222644" table:style-name="ce1">
            <text:p>52222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2622333204" table:style-name="ce1">
            <text:p>4.32622E+11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+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4254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43+1+0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notasi hilang</text:p>
          </table:table-cell>
          <table:table-cell table:number-columns-repeated="16378" table:style-name="ce1"/>
        </table:table-row>
        <table:table-row table:style-name="ro1">
          <table:table-cell office:value-type="float" office:value="64423" table:style-name="ce1">
            <text:p>6442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5342442" table:style-name="ce1">
            <text:p>6534244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ta' tergabung di gh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23+7+543620+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23+461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5555443322" table:style-name="ce1">
            <text:p>4.55555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202222" table:style-name="ce6">
            <text:p>72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30217332" table:style-name="ce6">
            <text:p>3230217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262635 <text:s/>2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44" table:style-name="ce1">
            <text:p>66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2451462044" table:style-name="ce1">
            <text:p>4.22451E+11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153 2131+3227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06" table:style-name="ce1">
            <text:p>567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442464" table:style-name="ce1">
            <text:p>64424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44+4433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55572463146" table:style-name="ce1">
            <text:p>5.55572E+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22332440777553E+18" table:style-name="ce1">
            <text:p>2.22332E+18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5+25431213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66671" table:style-name="ce1">
            <text:p>36667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6706435" table:style-name="ce1">
            <text:p>5367064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0-lineimg16_png_log" table:style-name="ta1">
        <table:table-column table:style-name="co1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34" table:style-name="ce1">
            <text:p>62626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22224334" table:style-name="ce1">
            <text:p>5222243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212354+725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6545-44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32553 <text:s/>203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1435265" table:style-name="ce1">
            <text:p>314352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76266" table:style-name="ce1">
            <text:p>5762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float" office:value="6553034" table:style-name="ce1">
            <text:p>65530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.1222235524447202E+21" table:style-name="ce1">
            <text:p>4.12222E+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3+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64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2424 <text:s/>6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24 <text:s/>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7653415220" table:style-name="ce1">
            <text:p>4.47653E+1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0-lineimg17_png_log" table:style-name="ta1">
        <table:table-column table:style-name="co1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64" table:style-name="ce1">
            <text:p>66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264 <text:s/>22234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2424 <text:s/>0217234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4-2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4633142415555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5644-33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53543654" table:style-name="ce1">
            <text:p>64535436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25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7555405" table:style-name="ce1">
            <text:p>7755540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62464" table:style-name="ce1">
            <text:p>62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511323" table:style-name="ce1">
            <text:p>5113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225224631552207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3544464637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25554543466" table:style-name="ce1">
            <text:p>2555454346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524-44337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543536" table:style-name="ce1">
            <text:p>65543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457615434424624 <text:s/>32+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1223213065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33122" table:style-name="ce1">
            <text:p>331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6655" table:style-name="ce1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52442543" table:style-name="ce1">
            <text:p>52442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32525555442+74356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titik ta' berada diatas wa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55-2545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23+56675713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2435203454" table:style-name="ce1">
            <text:p>2435203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5344454444437321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p00-lineimg18_png_log" table:style-name="ta1">
        <table:table-column table:style-name="co1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654-47-324314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754341" table:style-name="ce1">
            <text:p>7543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52465563611172132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5543+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154437" table:style-name="ce1">
            <text:p>1544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64645354 <text:s/>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3+606634533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5353" table:style-name="ce1">
            <text:p>645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34" table:style-name="ce1">
            <text:p>543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122+403+4+66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ta' berada di atas hurug gh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41334+5636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35555453" table:style-name="ce1">
            <text:p>335555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53233311417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356" table:style-name="ce1">
            <text:p>4435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5644" table:style-name="ce1">
            <text:p>6665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4631452174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646222205" table:style-name="ce1">
            <text:p>34646222205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1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160" table:style-name="ce1">
            <text:p>56761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p02-lineimg0-14_png_log" table:style-name="ta2">
        <table:table-column table:style-name="co18" table:default-cell-style-name="ce1"/>
        <table:table-column table:style-name="co2" table:number-columns-repeated="4" table:default-cell-style-name="ce1"/>
        <table:table-column table:style-name="co19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+64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43+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435254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44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ersambung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324521031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4554444144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745-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4245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413105545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tidak sesuai dengan graph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43556401434 <text:s/>221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17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4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3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241 1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54-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25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353122414 <text:s/>2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7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6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572420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danya 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213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danya 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1022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56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2+23+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3414422+03+7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2232211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425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3366443 <text:s/>3311111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44444+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+54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lengkukan pada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5210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6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0">
            <text:p>hilang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644454444443 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4444403713207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352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5444454+444+34323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3"/>
          <table:table-cell table:number-columns-repeated="16383" table:style-name="ce1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0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376513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76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-455-25354 <text:s/>54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321343342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-3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22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14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34144644434+32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-1011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6567 <text:s/>645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4<text:s text:c="2"/>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-36-46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352+134+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532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+454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4+2+6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5404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317-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073+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+552+4345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4322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457-7342443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5-2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02-lineimg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453543431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45753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534 10220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dak ada titik pada fa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65553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cabangan dengan nu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654143+4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464-40-43 <text:s/>23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65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44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13535477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rputu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5556272665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24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-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402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334455455741726661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13673205454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7133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5-345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471410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66306754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4246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654543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+4531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02-lineimg0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753072544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55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32467424 <text:s/>20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67426554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735754555 <text:s/>4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535541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54443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6353657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134+553+304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3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4444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+5</text:p>
          </table:table-cell>
          <table:table-cell office:value-type="string" table:style-name="ce1">
            <text:p>ت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2363133+65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534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020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254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12+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3423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+36+76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222655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67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0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355402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3353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2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ka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-210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45376664 <text:s/>+30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3754543+2210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44+44336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431123033566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25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55241310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5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6647340177-4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713215 <text:s/>+15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7354-44+7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47463544 <text:s/>36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+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gan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32324521774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440443145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14447+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6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357245311545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5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di graphnya ta' dulu baru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53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35554453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-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543133542135554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i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551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2445323111+14+5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63543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57452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-02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666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364343332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+663055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tambah + karena adanya titik di f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531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4042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552431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53465 ini titik pada qo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1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putus dan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0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6+443 <text:s/>5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5254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4342106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+677554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44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4755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331414 <text:s/>101143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5565152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56364245666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424402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1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42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+70565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55556532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+5667404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345332+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+5444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2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63567-5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435304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553412533531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142 +034+6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55552303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+1+713+4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+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4-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4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235242+055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653407764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262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762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443+54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65443721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32+13+4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35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51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564 <text:s/>1113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506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24 <text:s/>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357073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3+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541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42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3+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+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02-lineimg0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57666624+4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4312425 <text:s/>20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574246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5-4232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54605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32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563505643221475 <text:s/>3023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7460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33152 <text:s/>0761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776144411327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2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31243+007444476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44+4537666643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33143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26544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7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4442+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55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647473444 <text:s/>331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ca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14620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m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655554444040+03203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4143 <text:s/>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4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ba'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226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243231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1+41+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513353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2153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67605556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4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554543635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1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4454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6376444+433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+53754433522 <text:s/>1+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44442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4653421544444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14<text:s/>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+52+4443371261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51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13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572472115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14543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5415-448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6445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0015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557667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53433134+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5-33567-444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6570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444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nun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73206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6355463667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2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546 <text:s/>7157711323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5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332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3553654434326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2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73165666264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553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-44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7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443426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huruf atas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4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75717-04431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63543522231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m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675653344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54421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15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3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6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2444-43+4-3+3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614765-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133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77376116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183" table:style-name="ro1">
          <table:table-cell table:number-columns-repeated="16384"/>
        </table:table-row>
      </table:table>
      <table:table table:name="label" table:style-name="ta3">
        <table:table-column table:style-name="co20" table:default-cell-style-name="ce12"/>
        <table:table-column table:style-name="co21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2">
            <text:p>rasm2alpha</text:p>
          </table:table-cell>
          <table:table-cell office:value-type="string" table:style-name="ce12">
            <text:p>huruf</text:p>
          </table:table-cell>
          <table:table-cell office:value-type="string" table:style-name="ce12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2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12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12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12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208" table:style-name="ro1">
          <table:table-cell table:number-columns-repeated="16384"/>
        </table:table-row>
      </table:table>
      <table:table table:name="lookup" table:style-name="ta3">
        <table:table-column table:style-name="co2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6-lineimg0-14_png_log" table:style-name="ta4">
        <table:table-column table:style-name="co22" table:default-cell-style-name="ce1"/>
        <table:table-column table:style-name="co2" table:number-columns-repeated="4" table:default-cell-style-name="ce1"/>
        <table:table-column table:style-name="co23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60564001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3362233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60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2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362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5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6667157567565450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5314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32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056756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4017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556764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153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665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4650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706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4-57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3446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555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540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55540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02+007600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66665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243557 <text:s/>54443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3120+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744754 <text:s/>10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346 <text:s/>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65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55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760767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15-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0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52222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323-7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6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4764-53406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022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7575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77165076556 <text:s/>002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74 <text:s/>6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775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4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72700776065750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-101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7657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514343+577444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62623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456 <text:s/>31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0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6666540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+7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72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554403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76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76056006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6644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77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653+0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4-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766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67576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55357470755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116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566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4737 <text:s/>44443+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lam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10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75 <text:s/>+2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33+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11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6567 <text:s/>766507-06-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626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64+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647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+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+44+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3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0110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6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44755775757430 <text:s/>0071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7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56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p06-lineimg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6677655740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746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666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364507544-45444440402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6777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65775545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1151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36144+55666702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64704 <text:s/>7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5355456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22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5767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3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5556666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+5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62655307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7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5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3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667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10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657-53+0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776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6465576567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77567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43546700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7665-34 <text:s/>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7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nun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707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174+76550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5">
            <text:p>56765 hamzah pada wau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5565302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543240 <text:s/>5670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6456576713+100417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07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676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/ ti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7655536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21177757606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756475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-447740-0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5354650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655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6605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443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titik nun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5405444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044-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+57676004043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6767066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wu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75413+0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karena titik di nun diatas jadi dirubah +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65563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 pada ba' tidak ada<text:s/>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775554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10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67+574066 <text:s/>544465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5">
            <text:p>+ harusnya berada pada ta'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+5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satunya berada di atas wau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363+6637575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51544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7675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65-441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366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6665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-5644+10+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57544307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07705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5340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45-30-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 dan nun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6553+4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550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54443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654313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63557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201+77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1551766665170</text:p>
          </table:table-cell>
          <table:table-cell office:value-type="string" table:style-name="ce1">
            <text:p>ک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335570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555+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756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6-5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064674761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765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776655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6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5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765533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26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23+66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523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76560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727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675705540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253+4775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663375 <text:s/>567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2-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alif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0+706555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2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5">
            <text:p>- karena titik ya' dibawah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36 <text:s/>6601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+5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a' marbutho tidak sempurna karena tergabung dengan ro'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5-7536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5355460717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74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4253+6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+457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-541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6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6551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3447545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666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34+577656666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0477-75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+5574054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43+543336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765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15556666655</text:p>
          </table:table-cell>
          <table:table-cell office:value-type="string" table:style-name="ce1">
            <text:p>ک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0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44-5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54352356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57760553+4266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ya'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7640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4454575544236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5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 dan nun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45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167756506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21+0+57005555+56777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7665-6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5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ta' nya disesuaikan dengan graph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436477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666664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57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3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9">
            <text:p>hilang dan 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5">
            <text:p>7107507607066554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67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0-0-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75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641443+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5553+0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346770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ghain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30270515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7665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64365770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5">
            <text:p>+ disesuaikan dari graph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54+1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6447555443+0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771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002706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66657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545550 <text:s/>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-476440- <text:s/>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272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06657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555544444440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155517667606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343+565444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222237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667065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344+5456 <text:s/>556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3563750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66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00-1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43667607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756544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4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35357755<text:s text:c="3"/>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6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6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-0-1035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267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65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464+577-07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53+557755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5550353457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5244755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5">
            <text:p>55576 hamzah pada wau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776651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067670455155667701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1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01+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5556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7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o' nya terputus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57756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54+41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6767176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02<text:s text:c="3"/>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anotasinya ada ditengah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55-5-5557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5-436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6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+5666564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3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+4433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62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656546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ta'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4+7 <text:s/>10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+6677074 <text:s/>6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1017757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0157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nun berada di kaf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0-0-0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45364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4356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nun tidak ada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101+767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5555767657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kaf ada di wau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34365707 <text:s/>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6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01000116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7601061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17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255424346664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3245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010020711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65475 <text:s/>65+5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0364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-42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5">
            <text:p>60100207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+5+555566665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4035-4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ro'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765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0767-70574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332627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067076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wau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5643677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p06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5">
            <text:p>675531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467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12+776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5550767666665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454+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5744+4430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6665540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6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kaf'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556666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5">
            <text:p>3+75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6553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-4420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22+7+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7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503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06776616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5-14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440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04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05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743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-4402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221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505+54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067066060543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17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57675 <text:s/>155541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6760654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140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LENOVO</dc:creator>
    <meta:creation-date>2024-07-22T10:29:56Z</meta:creation-date>
    <dc:date>2024-09-26T11:18:45Z</dc:date>
    <meta:editing-cycles>29</meta:editing-cycles>
    <meta:editing-duration>PT126452S</meta:editing-duration>
  </office:meta>
</office:document-meta>
</file>